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fo:letter-spacing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style:font-name="arial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most part, you can do whatever you want as long as it looks good, I just have some requirements/suggestions (the ?s are suggestions)</text:p>
      <text:p text:style-name="P1"/>
      <text:p text:style-name="P1">icon/desktop shortcut:</text:p>
      <text:p text:style-name="P1">-square</text:p>
      <text:p text:style-name="P1">-a face?</text:p>
      <text:p text:style-name="P1">-a cube field?</text:p>
      <text:p text:style-name="P1">-a society of stick people?*</text:p>
      <text:p text:style-name="P1"/>
      <text:p text:style-name="P1">larger graphic:</text:p>
      <text:p text:style-name="P1">-similar/relatable to the icon/desktop shortcut</text:p>
      <text:p text:style-name="P1">-nothing cut off at the edges</text:p>
      <text:p text:style-name="P1">-black background</text:p>
      <text:p text:style-name="P1">-clearly say "pix" somewhere</text:p>
      <text:p text:style-name="P1">-a scene?</text:p>
      <text:p text:style-name="P1">-a village?</text:p>
      <text:p text:style-name="P1"/>
      <text:p text:style-name="P1">Carnivorous Exports animation:**</text:p>
      <text:p text:style-name="P1">-clearly say "Carnivorous Exports"</text:p>
      <text:p text:style-name="P1"><text:s text:c="7"/>-it should be clear and obvious even at a glance</text:p>
      <text:p text:style-name="P1">-you are advised against only showing the words</text:p>
      <text:p text:style-name="P2">        <text:span text:style-name="T1">-instead, you should have something interesting happen to grab the users attention, this could be before or after you show the words</text:span></text:p>
      <text:p text:style-name="P1">-you can/should add audio</text:p>
      <text:p text:style-name="P1">-keep it relatively simple</text:p>
      <text:p text:style-name="P1">-this could be shown in future games, so it doesn't have to relate to pix</text:p>
      <text:p text:style-name="P1"/>
      <text:p text:style-name="P1"/>
      <text:p text:style-name="P1">* a change was made to make all the people stick figures</text:p>
      <text:p text:style-name="P1">** you will be compensated for every game this is shown in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S</meta:editing-duration>
    <meta:editing-cycles>8</meta:editing-cycles>
    <meta:generator>OpenOffice/4.0.0$Win32 OpenOffice.org_project/400m3$Build-9702</meta:generator>
    <dc:date>2014-01-18T21:47:17.30</dc:date>
    <dc:creator>Nate Schultz</dc:creator>
    <meta:document-statistic meta:table-count="0" meta:image-count="0" meta:object-count="0" meta:page-count="1" meta:paragraph-count="24" meta:word-count="155" meta:character-count="922"/>
    <meta:user-defined meta:name="Info 1"/>
    <meta:user-defined meta:name="Info 2"/>
    <meta:user-defined meta:name="Info 3"/>
    <meta:user-defined meta:name="Info 4"/>
  </office:meta>
</office:document-meta>
</file>